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45.7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9.81pt"/>
    </style:style>
    <style:style style:name="co6" style:family="table-column">
      <style:table-column-properties fo:break-before="auto" style:column-width="95.95pt"/>
    </style:style>
    <style:style style:name="co7" style:family="table-column">
      <style:table-column-properties fo:break-before="auto" style:column-width="122.94pt"/>
    </style:style>
    <style:style style:name="co8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1">
      <style:table-cell-properties fo:border="0.06pt solid #000000"/>
    </style:style>
    <style:style style:name="ce6" style:family="table-cell" style:parent-style-name="Default" style:data-style-name="N11">
      <style:table-cell-properties fo:border="none"/>
    </style:style>
    <style:style style:name="ce7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 style:data-style-name="N121">
      <style:table-cell-properties fo:border="0.06pt solid #000000"/>
    </style:style>
  </office:automatic-styles>
  <office:body>
    <office:spreadsheet>
      <table:calculation-settings table:automatic-find-labels="false"/>
      <table:table table:name="10c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row table:style-name="ro1">
          <table:table-cell table:style-name="ce1" office:value-type="string" calcext:value-type="string">
            <text:p>Test Number</text:p>
          </table:table-cell>
          <table:table-cell table:style-name="ce3" office:value-type="string" calcext:value-type="string">
            <text:p>Distance Measured</text:p>
          </table:table-cell>
          <table:table-cell table:style-name="ce3" office:value-type="string" calcext:value-type="string">
            <text:p>Error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4821" calcext:value-type="float">
            <text:p>9.4821</text:p>
          </table:table-cell>
          <table:table-cell table:formula="of:=1 - ([.B2]/10)" office:value-type="percentage" office:value="0.0517899999999999" calcext:value-type="percentage">
            <text:p>5.18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5557" calcext:value-type="float">
            <text:p>9.5557</text:p>
          </table:table-cell>
          <table:table-cell table:formula="of:=1 - ([.B3]/10)" office:value-type="percentage" office:value="0.04443" calcext:value-type="percentage">
            <text:p>4.44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6006" calcext:value-type="float">
            <text:p>9.6006</text:p>
          </table:table-cell>
          <table:table-cell table:formula="of:=1 - ([.B4]/10)" office:value-type="percentage" office:value="0.03994" calcext:value-type="percentage">
            <text:p>3.99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5352" calcext:value-type="float">
            <text:p>9.5352</text:p>
          </table:table-cell>
          <table:table-cell table:formula="of:=1 - ([.B5]/10)" office:value-type="percentage" office:value="0.0464800000000001" calcext:value-type="percentage">
            <text:p>4.65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4821" calcext:value-type="float">
            <text:p>9.4821</text:p>
          </table:table-cell>
          <table:table-cell table:formula="of:=1 - ([.B6]/10)" office:value-type="percentage" office:value="0.0517899999999999" calcext:value-type="percentage">
            <text:p>5.18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5352" calcext:value-type="float">
            <text:p>9.5352</text:p>
          </table:table-cell>
          <table:table-cell table:formula="of:=1 - ([.B7]/10)" office:value-type="percentage" office:value="0.0464800000000001" calcext:value-type="percentage">
            <text:p>4.65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895" calcext:value-type="float">
            <text:p>9.895</text:p>
          </table:table-cell>
          <table:table-cell table:formula="of:=1 - ([.B8]/10)" office:value-type="percentage" office:value="0.0105000000000001" calcext:value-type="percentage">
            <text:p>1.05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5025" calcext:value-type="float">
            <text:p>9.5025</text:p>
          </table:table-cell>
          <table:table-cell table:formula="of:=1 - ([.B9]/10)" office:value-type="percentage" office:value="0.0497500000000001" calcext:value-type="percentage">
            <text:p>4.98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4657" calcext:value-type="float">
            <text:p>9.4657</text:p>
          </table:table-cell>
          <table:table-cell table:formula="of:=1 - ([.B10]/10)" office:value-type="percentage" office:value="0.05343" calcext:value-type="percentage">
            <text:p>5.34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8991" calcext:value-type="float">
            <text:p>9.8991</text:p>
          </table:table-cell>
          <table:table-cell table:formula="of:=1 - ([.B11]/10)" office:value-type="percentage" office:value="0.0100899999999999" calcext:value-type="percentage">
            <text:p>1.01%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formula="of:=([.B2]+[.B3]+[.B4]+[.B5]+[.B6]+[.B7]+[.B8]+[.B9]+[.B10]+[.B11])/10" office:value-type="float" office:value="9.59532" calcext:value-type="float">
            <text:p>9.59532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Average Error %</text:p>
          </table:table-cell>
          <table:table-cell table:style-name="ce5" table:formula="of:=1 - ([.B13]/10)" office:value-type="percentage" office:value="0.0404680000000001" calcext:value-type="percentage">
            <text:p>4.05%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Variance</text:p>
          </table:table-cell>
          <table:table-cell table:formula="of:=((([.B2]-[.B13])^2)+(([.B3]-[.B13])^2)+(([.B4]-[.B13])^2)+(([.B5]-[.B13])^2)+(([.B6]-[.B13])^2)+(([.B7]-[.B13])^2)+(([.B8]-[.B13])^2)+(([.B9]-[.B13])^2)+(([.B10]-[.B13])^2)+(([.B11]-[.B13])^2))/10" office:value-type="float" office:value="0.0241971276" calcext:value-type="float">
            <text:p>0.0241971276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Standard Deviation</text:p>
          </table:table-cell>
          <table:table-cell table:formula="of:=SQRT([.B15])" office:value-type="float" office:value="0.155554259343806" calcext:value-type="float">
            <text:p>0.1555542593</text:p>
          </table:table-cell>
          <table:table-cell table:style-name="Default"/>
        </table:table-row>
      </table:table>
      <table:table table:name="20cm" table:style-name="ta1">
        <table:table-column table:style-name="co5" table:default-cell-style-name="ce2"/>
        <table:table-column table:style-name="co2" table:default-cell-style-name="ce4"/>
        <table:table-column table:style-name="co4" table:default-cell-style-name="ce5"/>
        <table:table-row table:style-name="ro1">
          <table:table-cell table:style-name="ce1" office:value-type="string" calcext:value-type="string">
            <text:p>Test Number</text:p>
          </table:table-cell>
          <table:table-cell table:style-name="ce3" office:value-type="string" calcext:value-type="string">
            <text:p>Distance Measured</text:p>
          </table:table-cell>
          <table:table-cell table:style-name="ce3" office:value-type="string" calcext:value-type="string">
            <text:p>Error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.602" calcext:value-type="float">
            <text:p>19.602</text:p>
          </table:table-cell>
          <table:table-cell table:formula="of:=1 - ([.B2]/20)" office:value-type="percentage" office:value="0.0199" calcext:value-type="percentage">
            <text:p>1.99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.1172" calcext:value-type="float">
            <text:p>20.1172</text:p>
          </table:table-cell>
          <table:table-cell table:formula="of:=1 - ([.B3]/20)" office:value-type="percentage" office:value="-0.00585999999999998" calcext:value-type="percentage">
            <text:p>-0.59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.7247" calcext:value-type="float">
            <text:p>19.7247</text:p>
          </table:table-cell>
          <table:table-cell table:formula="of:=1 - ([.B4]/20)" office:value-type="percentage" office:value="0.013765" calcext:value-type="percentage">
            <text:p>1.38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6184" calcext:value-type="float">
            <text:p>19.6184</text:p>
          </table:table-cell>
          <table:table-cell table:formula="of:=1 - ([.B5]/20)" office:value-type="percentage" office:value="0.01908" calcext:value-type="percentage">
            <text:p>1.91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6879" calcext:value-type="float">
            <text:p>19.6879</text:p>
          </table:table-cell>
          <table:table-cell table:formula="of:=1 - ([.B6]/20)" office:value-type="percentage" office:value="0.0156050000000001" calcext:value-type="percentage">
            <text:p>1.56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7247" calcext:value-type="float">
            <text:p>19.7247</text:p>
          </table:table-cell>
          <table:table-cell table:formula="of:=1 - ([.B7]/20)" office:value-type="percentage" office:value="0.013765" calcext:value-type="percentage">
            <text:p>1.38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.7043" calcext:value-type="float">
            <text:p>19.7043</text:p>
          </table:table-cell>
          <table:table-cell table:formula="of:=1 - ([.B8]/20)" office:value-type="percentage" office:value="0.014785" calcext:value-type="percentage">
            <text:p>1.48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1336" calcext:value-type="float">
            <text:p>20.1336</text:p>
          </table:table-cell>
          <table:table-cell table:formula="of:=1 - ([.B9]/20)" office:value-type="percentage" office:value="-0.00668000000000002" calcext:value-type="percentage">
            <text:p>-0.67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.1499" calcext:value-type="float">
            <text:p>20.1499</text:p>
          </table:table-cell>
          <table:table-cell table:formula="of:=1 - ([.B10]/20)" office:value-type="percentage" office:value="-0.00749500000000003" calcext:value-type="percentage">
            <text:p>-0.75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.6675" calcext:value-type="float">
            <text:p>19.6675</text:p>
          </table:table-cell>
          <table:table-cell table:formula="of:=1 - ([.B11]/20)" office:value-type="percentage" office:value="0.016625" calcext:value-type="percentage">
            <text:p>1.66%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formula="of:=([.B2]+[.B3]+[.B4]+[.B5]+[.B6]+[.B7]+[.B8]+[.B9]+[.B10]+[.B11])/10" office:value-type="float" office:value="19.81302" calcext:value-type="float">
            <text:p>19.81302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Average Error %</text:p>
          </table:table-cell>
          <table:table-cell table:style-name="ce5" table:formula="of:=1 - ([.B13]/20)" office:value-type="percentage" office:value="0.00934900000000005" calcext:value-type="percentage">
            <text:p>0.93%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Variance</text:p>
          </table:table-cell>
          <table:table-cell table:style-name="ce7" table:formula="of:=((([.B2]-[.B13])^2)+(([.B3]-[.B13])^2)+(([.B4]-[.B13])^2)+(([.B5]-[.B13])^2)+(([.B6]-[.B13])^2)+(([.B7]-[.B13])^2)+(([.B8]-[.B13])^2)+(([.B9]-[.B13])^2)+(([.B10]-[.B13])^2)+(([.B11]-[.B13])^2))/10" office:value-type="float" office:value="0.0455443496" calcext:value-type="float">
            <text:p>0.0455443496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Standard Deviation</text:p>
          </table:table-cell>
          <table:table-cell table:formula="of:=SQRT([.B15])" office:value-type="float" office:value="0.213411221823034" calcext:value-type="float">
            <text:p>0.2134112218</text:p>
          </table:table-cell>
          <table:table-cell table:style-name="Default"/>
        </table:table-row>
      </table:table>
      <table:table table:name="30cm" table:style-name="ta1">
        <table:table-column table:style-name="co5" table:default-cell-style-name="ce2"/>
        <table:table-column table:style-name="co2" table:default-cell-style-name="ce4"/>
        <table:table-column table:style-name="co4" table:default-cell-style-name="ce5"/>
        <table:table-row table:style-name="ro1">
          <table:table-cell table:style-name="ce3" office:value-type="string" calcext:value-type="string">
            <text:p>Test Number</text:p>
          </table:table-cell>
          <table:table-cell table:style-name="ce3" office:value-type="string" calcext:value-type="string">
            <text:p>Distance Measured</text:p>
          </table:table-cell>
          <table:table-cell table:style-name="ce3" office:value-type="string" calcext:value-type="string">
            <text:p>Error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.2232" calcext:value-type="float">
            <text:p>29.2232</text:p>
          </table:table-cell>
          <table:table-cell table:formula="of:=1 - ([.B2]/30)" office:value-type="percentage" office:value="0.0258933333333334" calcext:value-type="percentage">
            <text:p>2.59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.1537" calcext:value-type="float">
            <text:p>29.1537</text:p>
          </table:table-cell>
          <table:table-cell table:formula="of:=1 - ([.B3]/30)" office:value-type="percentage" office:value="0.02821" calcext:value-type="percentage">
            <text:p>2.8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.2068" calcext:value-type="float">
            <text:p>29.2068</text:p>
          </table:table-cell>
          <table:table-cell table:formula="of:=1 - ([.B4]/30)" office:value-type="percentage" office:value="0.0264399999999999" calcext:value-type="percentage">
            <text:p>2.64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.1741" calcext:value-type="float">
            <text:p>29.1741</text:p>
          </table:table-cell>
          <table:table-cell table:formula="of:=1 - ([.B5]/30)" office:value-type="percentage" office:value="0.0275300000000001" calcext:value-type="percentage">
            <text:p>2.75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1741" calcext:value-type="float">
            <text:p>29.1741</text:p>
          </table:table-cell>
          <table:table-cell table:formula="of:=1 - ([.B6]/30)" office:value-type="percentage" office:value="0.0275300000000001" calcext:value-type="percentage">
            <text:p>2.75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.2068" calcext:value-type="float">
            <text:p>29.2068</text:p>
          </table:table-cell>
          <table:table-cell table:formula="of:=1 - ([.B7]/30)" office:value-type="percentage" office:value="0.0264399999999999" calcext:value-type="percentage">
            <text:p>2.64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.2068" calcext:value-type="float">
            <text:p>29.2068</text:p>
          </table:table-cell>
          <table:table-cell table:formula="of:=1 - ([.B8]/30)" office:value-type="percentage" office:value="0.0264399999999999" calcext:value-type="percentage">
            <text:p>2.64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.1373" calcext:value-type="float">
            <text:p>29.1373</text:p>
          </table:table-cell>
          <table:table-cell table:formula="of:=1 - ([.B9]/30)" office:value-type="percentage" office:value="0.0287566666666667" calcext:value-type="percentage">
            <text:p>2.88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.2232" calcext:value-type="float">
            <text:p>29.2232</text:p>
          </table:table-cell>
          <table:table-cell table:formula="of:=1 - ([.B10]/30)" office:value-type="percentage" office:value="0.0258933333333334" calcext:value-type="percentage">
            <text:p>2.59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.1741" calcext:value-type="float">
            <text:p>29.1741</text:p>
          </table:table-cell>
          <table:table-cell table:formula="of:=1 - ([.B11]/30)" office:value-type="percentage" office:value="0.0275300000000001" calcext:value-type="percentage">
            <text:p>2.75%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formula="of:=([.B2]+[.B3]+[.B4]+[.B5]+[.B6]+[.B7]+[.B8]+[.B9]+[.B10]+[.B11])/10" office:value-type="float" office:value="29.18801" calcext:value-type="float">
            <text:p>29.18801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Average Error %</text:p>
          </table:table-cell>
          <table:table-cell table:style-name="ce5" table:formula="of:=1 - ([.B13]/30)" office:value-type="percentage" office:value="0.0270663333333334" calcext:value-type="percentage">
            <text:p>2.71%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Variance</text:p>
          </table:table-cell>
          <table:table-cell table:formula="of:=((([.B2]-[.B13])^2)+(([.B3]-[.B13])^2)+(([.B4]-[.B13])^2)+(([.B5]-[.B13])^2)+(([.B6]-[.B13])^2)+(([.B7]-[.B13])^2)+(([.B8]-[.B13])^2)+(([.B9]-[.B13])^2)+(([.B10]-[.B13])^2)+(([.B11]-[.B13])^2))/10" office:value-type="float" office:value="0.000786500899999997" calcext:value-type="float">
            <text:p>0.0007865009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Standard Deviation</text:p>
          </table:table-cell>
          <table:table-cell table:formula="of:=SQRT([.B15])" office:value-type="float" office:value="0.0280446233706213" calcext:value-type="float">
            <text:p>0.0280446234</text:p>
          </table:table-cell>
          <table:table-cell table:style-name="Default"/>
        </table:table-row>
      </table:table>
      <table:table table:name="40cm" table:style-name="ta1">
        <table:table-column table:style-name="co5" table:default-cell-style-name="ce2"/>
        <table:table-column table:style-name="co2" table:default-cell-style-name="ce4"/>
        <table:table-column table:style-name="co4" table:default-cell-style-name="ce5"/>
        <table:table-row table:style-name="ro1">
          <table:table-cell table:style-name="ce1" office:value-type="string" calcext:value-type="string">
            <text:p>Test Number</text:p>
          </table:table-cell>
          <table:table-cell table:style-name="ce3" office:value-type="string" calcext:value-type="string">
            <text:p>Distance Measured</text:p>
          </table:table-cell>
          <table:table-cell table:style-name="ce3" office:value-type="string" calcext:value-type="string">
            <text:p>Error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.0324" calcext:value-type="float">
            <text:p>39.0324</text:p>
          </table:table-cell>
          <table:table-cell table:formula="of:=1 - ([.B2]/40)" office:value-type="percentage" office:value="0.0241899999999999" calcext:value-type="percentage">
            <text:p>2.42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.0487" calcext:value-type="float">
            <text:p>39.0487</text:p>
          </table:table-cell>
          <table:table-cell table:formula="of:=1 - ([.B3]/40)" office:value-type="percentage" office:value="0.0237825" calcext:value-type="percentage">
            <text:p>2.38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.9997" calcext:value-type="float">
            <text:p>38.9997</text:p>
          </table:table-cell>
          <table:table-cell table:formula="of:=1 - ([.B4]/40)" office:value-type="percentage" office:value="0.0250075000000001" calcext:value-type="percentage">
            <text:p>2.5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.0487" calcext:value-type="float">
            <text:p>39.0487</text:p>
          </table:table-cell>
          <table:table-cell table:formula="of:=1 - ([.B5]/40)" office:value-type="percentage" office:value="0.0237825" calcext:value-type="percentage">
            <text:p>2.38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.0365" calcext:value-type="float">
            <text:p>39.0365</text:p>
          </table:table-cell>
          <table:table-cell table:formula="of:=1 - ([.B6]/40)" office:value-type="percentage" office:value="0.0240875" calcext:value-type="percentage">
            <text:p>2.41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.9956" calcext:value-type="float">
            <text:p>38.9956</text:p>
          </table:table-cell>
          <table:table-cell table:formula="of:=1 - ([.B7]/40)" office:value-type="percentage" office:value="0.02511" calcext:value-type="percentage">
            <text:p>2.51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.0365" calcext:value-type="float">
            <text:p>39.0365</text:p>
          </table:table-cell>
          <table:table-cell table:formula="of:=1 - ([.B8]/40)" office:value-type="percentage" office:value="0.0240875" calcext:value-type="percentage">
            <text:p>2.41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.0855" calcext:value-type="float">
            <text:p>39.0855</text:p>
          </table:table-cell>
          <table:table-cell table:formula="of:=1 - ([.B9]/40)" office:value-type="percentage" office:value="0.0228624999999999" calcext:value-type="percentage">
            <text:p>2.29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.9833" calcext:value-type="float">
            <text:p>38.9833</text:p>
          </table:table-cell>
          <table:table-cell table:formula="of:=1 - ([.B10]/40)" office:value-type="percentage" office:value="0.0254175" calcext:value-type="percentage">
            <text:p>2.54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.016" calcext:value-type="float">
            <text:p>39.016</text:p>
          </table:table-cell>
          <table:table-cell table:formula="of:=1 - ([.B11]/40)" office:value-type="percentage" office:value="0.0246000000000001" calcext:value-type="percentage">
            <text:p>2.46%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formula="of:=([.B2]+[.B3]+[.B4]+[.B5]+[.B6]+[.B7]+[.B8]+[.B9]+[.B10]+[.B11])/10" office:value-type="float" office:value="39.02829" calcext:value-type="float">
            <text:p>39.02829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Average Error %</text:p>
          </table:table-cell>
          <table:table-cell table:style-name="ce5" table:formula="of:=1 - ([.B13]/40)" office:value-type="percentage" office:value="0.0242927500000001" calcext:value-type="percentage">
            <text:p>2.43%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Variance</text:p>
          </table:table-cell>
          <table:table-cell table:formula="of:=((([.B2]-[.B13])^2)+(([.B3]-[.B13])^2)+(([.B4]-[.B13])^2)+(([.B5]-[.B13])^2)+(([.B6]-[.B13])^2)+(([.B7]-[.B13])^2)+(([.B8]-[.B13])^2)+(([.B9]-[.B13])^2)+(([.B10]-[.B13])^2)+(([.B11]-[.B13])^2))/10" office:value-type="float" office:value="0.000831898900000002" calcext:value-type="float">
            <text:p>0.0008318989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Standard Deviation</text:p>
          </table:table-cell>
          <table:table-cell table:formula="of:=SQRT([.B15])" office:value-type="float" office:value="0.0288426576445376" calcext:value-type="float">
            <text:p>0.0288426576</text:p>
          </table:table-cell>
          <table:table-cell table:style-name="Default"/>
        </table:table-row>
      </table:table>
      <table:table table:name="50cm" table:style-name="ta1">
        <table:table-column table:style-name="co5" table:default-cell-style-name="ce2"/>
        <table:table-column table:style-name="co2" table:default-cell-style-name="ce4"/>
        <table:table-column table:style-name="co4" table:default-cell-style-name="ce5"/>
        <table:table-row table:style-name="ro1">
          <table:table-cell table:style-name="ce1" office:value-type="string" calcext:value-type="string">
            <text:p>Test Number</text:p>
          </table:table-cell>
          <table:table-cell table:style-name="ce3" office:value-type="string" calcext:value-type="string">
            <text:p>Distance Measured</text:p>
          </table:table-cell>
          <table:table-cell table:style-name="ce3" office:value-type="string" calcext:value-type="string">
            <text:p>Error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111" calcext:value-type="float">
            <text:p>48.9111</text:p>
          </table:table-cell>
          <table:table-cell table:formula="of:=1 - ([.B2]/50)" office:value-type="percentage" office:value="0.0217780000000001" calcext:value-type="percentage">
            <text:p>2.18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.3959" calcext:value-type="float">
            <text:p>48.3959</text:p>
          </table:table-cell>
          <table:table-cell table:formula="of:=1 - ([.B3]/50)" office:value-type="percentage" office:value="0.0320820000000001" calcext:value-type="percentage">
            <text:p>3.21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.4818" calcext:value-type="float">
            <text:p>48.4818</text:p>
          </table:table-cell>
          <table:table-cell table:formula="of:=1 - ([.B4]/50)" office:value-type="percentage" office:value="0.0303640000000001" calcext:value-type="percentage">
            <text:p>3.04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.4859" calcext:value-type="float">
            <text:p>48.4859</text:p>
          </table:table-cell>
          <table:table-cell table:formula="of:=1 - ([.B5]/50)" office:value-type="percentage" office:value="0.030282" calcext:value-type="percentage">
            <text:p>3.03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.4327" calcext:value-type="float">
            <text:p>48.4327</text:p>
          </table:table-cell>
          <table:table-cell table:formula="of:=1 - ([.B6]/50)" office:value-type="percentage" office:value="0.0313460000000001" calcext:value-type="percentage">
            <text:p>3.13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.4491" calcext:value-type="float">
            <text:p>48.4491</text:p>
          </table:table-cell>
          <table:table-cell table:formula="of:=1 - ([.B7]/50)" office:value-type="percentage" office:value="0.031018" calcext:value-type="percentage">
            <text:p>3.1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.9111" calcext:value-type="float">
            <text:p>48.9111</text:p>
          </table:table-cell>
          <table:table-cell table:formula="of:=1 - ([.B8]/50)" office:value-type="percentage" office:value="0.0217780000000001" calcext:value-type="percentage">
            <text:p>2.18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.4491" calcext:value-type="float">
            <text:p>48.4491</text:p>
          </table:table-cell>
          <table:table-cell table:formula="of:=1 - ([.B9]/50)" office:value-type="percentage" office:value="0.031018" calcext:value-type="percentage">
            <text:p>3.1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.4327" calcext:value-type="float">
            <text:p>48.4327</text:p>
          </table:table-cell>
          <table:table-cell table:formula="of:=1 - ([.B10]/50)" office:value-type="percentage" office:value="0.0313460000000001" calcext:value-type="percentage">
            <text:p>3.13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.4491" calcext:value-type="float">
            <text:p>48.4491</text:p>
          </table:table-cell>
          <table:table-cell table:formula="of:=1 - ([.B11]/50)" office:value-type="percentage" office:value="0.031018" calcext:value-type="percentage">
            <text:p>3.10%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formula="of:=([.B2]+[.B3]+[.B4]+[.B5]+[.B6]+[.B7]+[.B8]+[.B9]+[.B10]+[.B11])/10" office:value-type="float" office:value="48.53985" calcext:value-type="float">
            <text:p>48.53985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Average Error %</text:p>
          </table:table-cell>
          <table:table-cell table:style-name="ce5" table:formula="of:=1 - ([.B13]/50)" office:value-type="percentage" office:value="0.0292030000000001" calcext:value-type="percentage">
            <text:p>2.92%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Variance</text:p>
          </table:table-cell>
          <table:table-cell table:formula="of:=((([.B2]-[.B13])^2)+(([.B3]-[.B13])^2)+(([.B4]-[.B13])^2)+(([.B5]-[.B13])^2)+(([.B6]-[.B13])^2)+(([.B7]-[.B13])^2)+(([.B8]-[.B13])^2)+(([.B9]-[.B13])^2)+(([.B10]-[.B13])^2)+(([.B11]-[.B13])^2))/10" office:value-type="float" office:value="0.0350324064999997" calcext:value-type="float">
            <text:p>0.0350324065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Standard Deviation</text:p>
          </table:table-cell>
          <table:table-cell table:formula="of:=SQRT([.B15])" office:value-type="float" office:value="0.18716945931428" calcext:value-type="float">
            <text:p>0.1871694593</text:p>
          </table:table-cell>
          <table:table-cell table:style-name="Default"/>
        </table:table-row>
      </table:table>
      <table:table table:name="60cm" table:style-name="ta1">
        <table:table-column table:style-name="co5" table:default-cell-style-name="ce2"/>
        <table:table-column table:style-name="co2" table:default-cell-style-name="ce4"/>
        <table:table-column table:style-name="co4" table:default-cell-style-name="ce5"/>
        <table:table-row table:style-name="ro1">
          <table:table-cell table:style-name="ce1" office:value-type="string" calcext:value-type="string">
            <text:p>Test Number</text:p>
          </table:table-cell>
          <table:table-cell table:style-name="ce3" office:value-type="string" calcext:value-type="string">
            <text:p>Distance Measured</text:p>
          </table:table-cell>
          <table:table-cell table:style-name="ce3" office:value-type="string" calcext:value-type="string">
            <text:p>Error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.5322" calcext:value-type="float">
            <text:p>58.5322</text:p>
          </table:table-cell>
          <table:table-cell table:formula="of:=1 - ([.B2]/60)" office:value-type="percentage" office:value="0.0244633333333333" calcext:value-type="percentage">
            <text:p>2.45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.565" calcext:value-type="float">
            <text:p>58.565</text:p>
          </table:table-cell>
          <table:table-cell table:formula="of:=1 - ([.B3]/60)" office:value-type="percentage" office:value="0.0239166666666667" calcext:value-type="percentage">
            <text:p>2.39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.4791" calcext:value-type="float">
            <text:p>58.4791</text:p>
          </table:table-cell>
          <table:table-cell table:formula="of:=1 - ([.B4]/60)" office:value-type="percentage" office:value="0.0253483333333333" calcext:value-type="percentage">
            <text:p>2.5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.4995" calcext:value-type="float">
            <text:p>58.4995</text:p>
          </table:table-cell>
          <table:table-cell table:formula="of:=1 - ([.B5]/60)" office:value-type="percentage" office:value="0.0250083333333334" calcext:value-type="percentage">
            <text:p>2.5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.4668" calcext:value-type="float">
            <text:p>58.4668</text:p>
          </table:table-cell>
          <table:table-cell table:formula="of:=1 - ([.B6]/60)" office:value-type="percentage" office:value="0.0255533333333333" calcext:value-type="percentage">
            <text:p>2.56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.9125" calcext:value-type="float">
            <text:p>58.9125</text:p>
          </table:table-cell>
          <table:table-cell table:formula="of:=1 - ([.B7]/60)" office:value-type="percentage" office:value="0.0181249999999999" calcext:value-type="percentage">
            <text:p>1.81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.4832" calcext:value-type="float">
            <text:p>58.4832</text:p>
          </table:table-cell>
          <table:table-cell table:formula="of:=1 - ([.B8]/60)" office:value-type="percentage" office:value="0.0252800000000001" calcext:value-type="percentage">
            <text:p>2.53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.5322" calcext:value-type="float">
            <text:p>58.5322</text:p>
          </table:table-cell>
          <table:table-cell table:formula="of:=1 - ([.B9]/60)" office:value-type="percentage" office:value="0.0244633333333333" calcext:value-type="percentage">
            <text:p>2.45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.4995" calcext:value-type="float">
            <text:p>58.4995</text:p>
          </table:table-cell>
          <table:table-cell table:formula="of:=1 - ([.B10]/60)" office:value-type="percentage" office:value="0.0250083333333334" calcext:value-type="percentage">
            <text:p>2.5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4832" calcext:value-type="float">
            <text:p>58.4832</text:p>
          </table:table-cell>
          <table:table-cell table:formula="of:=1 - ([.B11]/60)" office:value-type="percentage" office:value="0.0252800000000001" calcext:value-type="percentage">
            <text:p>2.53%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formula="of:=([.B2]+[.B3]+[.B4]+[.B5]+[.B6]+[.B7]+[.B8]+[.B9]+[.B10]+[.B11])/10" office:value-type="float" office:value="58.54532" calcext:value-type="float">
            <text:p>58.54532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Average Error %</text:p>
          </table:table-cell>
          <table:table-cell table:style-name="ce5" table:formula="of:=1 - ([.B13]/60)" office:value-type="percentage" office:value="0.0242446666666666" calcext:value-type="percentage">
            <text:p>2.42%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Variance</text:p>
          </table:table-cell>
          <table:table-cell table:formula="of:=((([.B2]-[.B13])^2)+(([.B3]-[.B13])^2)+(([.B4]-[.B13])^2)+(([.B5]-[.B13])^2)+(([.B6]-[.B13])^2)+(([.B7]-[.B13])^2)+(([.B8]-[.B13])^2)+(([.B9]-[.B13])^2)+(([.B10]-[.B13])^2)+(([.B11]-[.B13])^2))/10" office:value-type="float" office:value="0.0158019936000002" calcext:value-type="float">
            <text:p>0.0158019936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Standard Deviation</text:p>
          </table:table-cell>
          <table:table-cell table:formula="of:=SQRT([.B15])" office:value-type="float" office:value="0.125705980764641" calcext:value-type="float">
            <text:p>0.1257059808</text:p>
          </table:table-cell>
          <table:table-cell table:style-name="Default"/>
        </table:table-row>
      </table:table>
      <table:table table:name="70cm" table:style-name="ta1">
        <table:table-column table:style-name="co5" table:default-cell-style-name="ce2"/>
        <table:table-column table:style-name="co2" table:default-cell-style-name="ce4"/>
        <table:table-column table:style-name="co4" table:default-cell-style-name="ce5"/>
        <table:table-row table:style-name="ro1">
          <table:table-cell table:style-name="ce1" office:value-type="string" calcext:value-type="string">
            <text:p>Test Number</text:p>
          </table:table-cell>
          <table:table-cell table:style-name="ce3" office:value-type="string" calcext:value-type="string">
            <text:p>Distance Measured</text:p>
          </table:table-cell>
          <table:table-cell table:style-name="ce3" office:value-type="string" calcext:value-type="string">
            <text:p>Error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.2392" calcext:value-type="float">
            <text:p>68.2392</text:p>
          </table:table-cell>
          <table:table-cell table:formula="of:=1 - ([.B2]/70)" office:value-type="percentage" office:value="0.0251542857142858" calcext:value-type="percentage">
            <text:p>2.52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.1697" calcext:value-type="float">
            <text:p>68.1697</text:p>
          </table:table-cell>
          <table:table-cell table:formula="of:=1 - ([.B3]/70)" office:value-type="percentage" office:value="0.0261471428571428" calcext:value-type="percentage">
            <text:p>2.61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.088" calcext:value-type="float">
            <text:p>68.088</text:p>
          </table:table-cell>
          <table:table-cell table:formula="of:=1 - ([.B4]/70)" office:value-type="percentage" office:value="0.0273142857142858" calcext:value-type="percentage">
            <text:p>2.7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.6154" calcext:value-type="float">
            <text:p>68.6154</text:p>
          </table:table-cell>
          <table:table-cell table:formula="of:=1 - ([.B5]/70)" office:value-type="percentage" office:value="0.0197800000000001" calcext:value-type="percentage">
            <text:p>1.98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.1902" calcext:value-type="float">
            <text:p>68.1902</text:p>
          </table:table-cell>
          <table:table-cell table:formula="of:=1 - ([.B6]/70)" office:value-type="percentage" office:value="0.0258542857142856" calcext:value-type="percentage">
            <text:p>2.59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.5827" calcext:value-type="float">
            <text:p>68.5827</text:p>
          </table:table-cell>
          <table:table-cell table:formula="of:=1 - ([.B7]/70)" office:value-type="percentage" office:value="0.0202471428571428" calcext:value-type="percentage">
            <text:p>2.02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.1534" calcext:value-type="float">
            <text:p>68.1534</text:p>
          </table:table-cell>
          <table:table-cell table:formula="of:=1 - ([.B8]/70)" office:value-type="percentage" office:value="0.02638" calcext:value-type="percentage">
            <text:p>2.64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.1902" calcext:value-type="float">
            <text:p>68.1902</text:p>
          </table:table-cell>
          <table:table-cell table:formula="of:=1 - ([.B9]/70)" office:value-type="percentage" office:value="0.0258542857142856" calcext:value-type="percentage">
            <text:p>2.59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.1207" calcext:value-type="float">
            <text:p>68.1207</text:p>
          </table:table-cell>
          <table:table-cell table:formula="of:=1 - ([.B10]/70)" office:value-type="percentage" office:value="0.0268471428571428" calcext:value-type="percentage">
            <text:p>2.68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.7608" calcext:value-type="float">
            <text:p>67.7608</text:p>
          </table:table-cell>
          <table:table-cell table:formula="of:=1 - ([.B11]/70)" office:value-type="percentage" office:value="0.0319885714285714" calcext:value-type="percentage">
            <text:p>3.20%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formula="of:=([.B2]+[.B3]+[.B4]+[.B5]+[.B6]+[.B7]+[.B8]+[.B9]+[.B10]+[.B11])/10" office:value-type="float" office:value="68.21103" calcext:value-type="float">
            <text:p>68.21103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Average Error %</text:p>
          </table:table-cell>
          <table:table-cell table:style-name="ce5" table:formula="of:=1 - ([.B13]/70)" office:value-type="percentage" office:value="0.0255567142857142" calcext:value-type="percentage">
            <text:p>2.56%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Variance</text:p>
          </table:table-cell>
          <table:table-cell table:formula="of:=((([.B2]-[.B13])^2)+(([.B3]-[.B13])^2)+(([.B4]-[.B13])^2)+(([.B5]-[.B13])^2)+(([.B6]-[.B13])^2)+(([.B7]-[.B13])^2)+(([.B8]-[.B13])^2)+(([.B9]-[.B13])^2)+(([.B10]-[.B13])^2)+(([.B11]-[.B13])^2))/10" office:value-type="float" office:value="0.0534347340999994" calcext:value-type="float">
            <text:p>0.0534347341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Standard Deviation</text:p>
          </table:table-cell>
          <table:table-cell table:formula="of:=SQRT([.B15])" office:value-type="float" office:value="0.231159542524204" calcext:value-type="float">
            <text:p>0.2311595425</text:p>
          </table:table-cell>
          <table:table-cell table:style-name="Default"/>
        </table:table-row>
      </table:table>
      <table:table table:name="80cm" table:style-name="ta1">
        <table:table-column table:style-name="co5" table:default-cell-style-name="ce2"/>
        <table:table-column table:style-name="co2" table:default-cell-style-name="ce4"/>
        <table:table-column table:style-name="co4" table:default-cell-style-name="ce5"/>
        <table:table-row table:style-name="ro1">
          <table:table-cell table:style-name="ce1" office:value-type="string" calcext:value-type="string">
            <text:p>Test Number</text:p>
          </table:table-cell>
          <table:table-cell table:style-name="ce3" office:value-type="string" calcext:value-type="string">
            <text:p>Distance Measured</text:p>
          </table:table-cell>
          <table:table-cell table:style-name="ce3" office:value-type="string" calcext:value-type="string">
            <text:p>Error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1384" calcext:value-type="float">
            <text:p>78.1384</text:p>
          </table:table-cell>
          <table:table-cell table:formula="of:=1 - ([.B2]/80)" office:value-type="percentage" office:value="0.0232699999999999" calcext:value-type="percentage">
            <text:p>2.3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.0321" calcext:value-type="float">
            <text:p>78.0321</text:p>
          </table:table-cell>
          <table:table-cell table:formula="of:=1 - ([.B3]/80)" office:value-type="percentage" office:value="0.02459875" calcext:value-type="percentage">
            <text:p>2.4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.5146" calcext:value-type="float">
            <text:p>78.5146</text:p>
          </table:table-cell>
          <table:table-cell table:formula="of:=1 - ([.B4]/80)" office:value-type="percentage" office:value="0.0185675" calcext:value-type="percentage">
            <text:p>1.86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118" calcext:value-type="float">
            <text:p>78.118</text:p>
          </table:table-cell>
          <table:table-cell table:formula="of:=1 - ([.B5]/80)" office:value-type="percentage" office:value="0.023525" calcext:value-type="percentage">
            <text:p>2.35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1016" calcext:value-type="float">
            <text:p>78.1016</text:p>
          </table:table-cell>
          <table:table-cell table:formula="of:=1 - ([.B6]/80)" office:value-type="percentage" office:value="0.0237299999999999" calcext:value-type="percentage">
            <text:p>2.37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4942" calcext:value-type="float">
            <text:p>78.4942</text:p>
          </table:table-cell>
          <table:table-cell table:formula="of:=1 - ([.B7]/80)" office:value-type="percentage" office:value="0.0188225" calcext:value-type="percentage">
            <text:p>1.88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.0853" calcext:value-type="float">
            <text:p>78.0853</text:p>
          </table:table-cell>
          <table:table-cell table:formula="of:=1 - ([.B8]/80)" office:value-type="percentage" office:value="0.02393375" calcext:value-type="percentage">
            <text:p>2.39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.1343" calcext:value-type="float">
            <text:p>78.1343</text:p>
          </table:table-cell>
          <table:table-cell table:formula="of:=1 - ([.B9]/80)" office:value-type="percentage" office:value="0.0233212500000001" calcext:value-type="percentage">
            <text:p>2.33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.0689" calcext:value-type="float">
            <text:p>78.0689</text:p>
          </table:table-cell>
          <table:table-cell table:formula="of:=1 - ([.B10]/80)" office:value-type="percentage" office:value="0.02413875" calcext:value-type="percentage">
            <text:p>2.41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.1016" calcext:value-type="float">
            <text:p>78.1016</text:p>
          </table:table-cell>
          <table:table-cell table:formula="of:=1 - ([.B11]/80)" office:value-type="percentage" office:value="0.0237299999999999" calcext:value-type="percentage">
            <text:p>2.37%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formula="of:=([.B2]+[.B3]+[.B4]+[.B5]+[.B6]+[.B7]+[.B8]+[.B9]+[.B10]+[.B11])/10" office:value-type="float" office:value="78.1789" calcext:value-type="float">
            <text:p>78.1789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Average Error %</text:p>
          </table:table-cell>
          <table:table-cell table:style-name="ce5" table:formula="of:=1 - ([.B13]/80)" office:value-type="percentage" office:value="0.02276375" calcext:value-type="percentage">
            <text:p>2.28%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Variance</text:p>
          </table:table-cell>
          <table:table-cell table:formula="of:=((([.B2]-[.B13])^2)+(([.B3]-[.B13])^2)+(([.B4]-[.B13])^2)+(([.B5]-[.B13])^2)+(([.B6]-[.B13])^2)+(([.B7]-[.B13])^2)+(([.B8]-[.B13])^2)+(([.B9]-[.B13])^2)+(([.B10]-[.B13])^2)+(([.B11]-[.B13])^2))/10" office:value-type="float" office:value="0.0273808580000004" calcext:value-type="float">
            <text:p>0.027380858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Standard Deviation</text:p>
          </table:table-cell>
          <table:table-cell table:formula="of:=SQRT([.B15])" office:value-type="float" office:value="0.165471622944843" calcext:value-type="float">
            <text:p>0.1654716229</text:p>
          </table:table-cell>
          <table:table-cell table:style-name="Default"/>
        </table:table-row>
      </table:table>
      <table:table table:name="90cm" table:style-name="ta1">
        <table:table-column table:style-name="co5" table:default-cell-style-name="ce2"/>
        <table:table-column table:style-name="co2" table:default-cell-style-name="ce4"/>
        <table:table-column table:style-name="co4" table:default-cell-style-name="ce5"/>
        <table:table-row table:style-name="ro1">
          <table:table-cell table:style-name="ce1" office:value-type="string" calcext:value-type="string">
            <text:p>Test Number</text:p>
          </table:table-cell>
          <table:table-cell table:style-name="ce3" office:value-type="string" calcext:value-type="string">
            <text:p>Distance Measured</text:p>
          </table:table-cell>
          <table:table-cell table:style-name="ce3" office:value-type="string" calcext:value-type="string">
            <text:p>Error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.1784" calcext:value-type="float">
            <text:p>89.1784</text:p>
          </table:table-cell>
          <table:table-cell table:formula="of:=1 - ([.B2]/90)" office:value-type="percentage" office:value="0.00912888888888896" calcext:value-type="percentage">
            <text:p>0.91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.422" calcext:value-type="float">
            <text:p>88.422</text:p>
          </table:table-cell>
          <table:table-cell table:formula="of:=1 - ([.B3]/90)" office:value-type="percentage" office:value="0.0175333333333334" calcext:value-type="percentage">
            <text:p>1.75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.0458" calcext:value-type="float">
            <text:p>88.0458</text:p>
          </table:table-cell>
          <table:table-cell table:formula="of:=1 - ([.B4]/90)" office:value-type="percentage" office:value="0.0217133333333334" calcext:value-type="percentage">
            <text:p>2.17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.9967" calcext:value-type="float">
            <text:p>87.9967</text:p>
          </table:table-cell>
          <table:table-cell table:formula="of:=1 - ([.B5]/90)" office:value-type="percentage" office:value="0.0222588888888888" calcext:value-type="percentage">
            <text:p>2.23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.4956" calcext:value-type="float">
            <text:p>88.4956</text:p>
          </table:table-cell>
          <table:table-cell table:formula="of:=1 - ([.B6]/90)" office:value-type="percentage" office:value="0.0167155555555556" calcext:value-type="percentage">
            <text:p>1.67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.0499" calcext:value-type="float">
            <text:p>88.0499</text:p>
          </table:table-cell>
          <table:table-cell table:formula="of:=1 - ([.B7]/90)" office:value-type="percentage" office:value="0.0216677777777778" calcext:value-type="percentage">
            <text:p>2.17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.8513" calcext:value-type="float">
            <text:p>88.8513</text:p>
          </table:table-cell>
          <table:table-cell table:formula="of:=1 - ([.B8]/90)" office:value-type="percentage" office:value="0.0127633333333333" calcext:value-type="percentage">
            <text:p>1.28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.426" calcext:value-type="float">
            <text:p>88.426</text:p>
          </table:table-cell>
          <table:table-cell table:formula="of:=1 - ([.B9]/90)" office:value-type="percentage" office:value="0.0174888888888889" calcext:value-type="percentage">
            <text:p>1.75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.9903" calcext:value-type="float">
            <text:p>88.9903</text:p>
          </table:table-cell>
          <table:table-cell table:formula="of:=1 - ([.B10]/90)" office:value-type="percentage" office:value="0.0112188888888889" calcext:value-type="percentage">
            <text:p>1.12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.8922" calcext:value-type="float">
            <text:p>88.8922</text:p>
          </table:table-cell>
          <table:table-cell table:formula="of:=1 - ([.B11]/90)" office:value-type="percentage" office:value="0.0123088888888888" calcext:value-type="percentage">
            <text:p>1.23%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formula="of:=([.B2]+[.B3]+[.B4]+[.B5]+[.B6]+[.B7]+[.B8]+[.B9]+[.B10]+[.B11])/10" office:value-type="float" office:value="88.53482" calcext:value-type="float">
            <text:p>88.53482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Average Error %</text:p>
          </table:table-cell>
          <table:table-cell table:style-name="ce5" table:formula="of:=1 - ([.B13]/90)" office:value-type="percentage" office:value="0.0162797777777778" calcext:value-type="percentage">
            <text:p>1.63%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Variance</text:p>
          </table:table-cell>
          <table:table-cell table:formula="of:=((([.B2]-[.B13])^2)+(([.B3]-[.B13])^2)+(([.B4]-[.B13])^2)+(([.B5]-[.B13])^2)+(([.B6]-[.B13])^2)+(([.B7]-[.B13])^2)+(([.B8]-[.B13])^2)+(([.B9]-[.B13])^2)+(([.B10]-[.B13])^2)+(([.B11]-[.B13])^2))/10" office:value-type="float" office:value="0.1639506756" calcext:value-type="float">
            <text:p>0.1639506756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Standard Deviation</text:p>
          </table:table-cell>
          <table:table-cell table:formula="of:=SQRT([.B15])" office:value-type="float" office:value="0.404908231084526" calcext:value-type="float">
            <text:p>0.4049082311</text:p>
          </table:table-cell>
          <table:table-cell table:style-name="Default"/>
        </table:table-row>
      </table:table>
      <table:table table:name="Results" table:style-name="ta1">
        <table:table-column table:style-name="co6" table:default-cell-style-name="ce2"/>
        <table:table-column table:style-name="co7" table:default-cell-style-name="ce4"/>
        <table:table-column table:style-name="co4" table:default-cell-style-name="ce5"/>
        <table:table-column table:style-name="co8" table:default-cell-style-name="ce10"/>
        <table:table-column table:style-name="co5" table:default-cell-style-name="ce10"/>
        <table:table-row table:style-name="ro1">
          <table:table-cell table:style-name="ce3" office:value-type="string" calcext:value-type="string">
            <text:p>Test Distance (cm)</text:p>
          </table:table-cell>
          <table:table-cell table:style-name="ce3" office:value-type="string" calcext:value-type="string">
            <text:p>Distance Measured (cm)</text:p>
          </table:table-cell>
          <table:table-cell table:style-name="ce3" office:value-type="string" calcext:value-type="string">
            <text:p>Error %</text:p>
          </table:table-cell>
          <table:table-cell table:style-name="ce3" office:value-type="string" calcext:value-type="string">
            <text:p>Variance</text:p>
          </table:table-cell>
          <table:table-cell table:style-name="ce3" office:value-type="string" calcext:value-type="string">
            <text:p>Standard Deviati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10cm.B13]" office:value-type="float" office:value="9.59532" calcext:value-type="float">
            <text:p>9.59532</text:p>
          </table:table-cell>
          <table:table-cell table:formula="of:=[10cm.B14]" office:value-type="percentage" office:value="0.0404680000000001" calcext:value-type="percentage">
            <text:p>4.05%</text:p>
          </table:table-cell>
          <table:table-cell table:formula="of:=[10cm.B15]" office:value-type="float" office:value="0.0241971276" calcext:value-type="float">
            <text:p>0.0242</text:p>
          </table:table-cell>
          <table:table-cell table:formula="of:=[10cm.B16]" office:value-type="float" office:value="0.155554259343806" calcext:value-type="float">
            <text:p>0.15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20cm.B13]" office:value-type="float" office:value="19.81302" calcext:value-type="float">
            <text:p>19.81302</text:p>
          </table:table-cell>
          <table:table-cell table:formula="of:=[20cm.B14]" office:value-type="percentage" office:value="0.00934900000000005" calcext:value-type="percentage">
            <text:p>0.93%</text:p>
          </table:table-cell>
          <table:table-cell table:formula="of:=[20cm.B15]" office:value-type="float" office:value="0.0455443496" calcext:value-type="float">
            <text:p>0.0455</text:p>
          </table:table-cell>
          <table:table-cell table:formula="of:=[20cm.B16]" office:value-type="float" office:value="0.213411221823034" calcext:value-type="float">
            <text:p>0.21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30cm.B13]" office:value-type="float" office:value="29.18801" calcext:value-type="float">
            <text:p>29.18801</text:p>
          </table:table-cell>
          <table:table-cell table:formula="of:=[30cm.B14]" office:value-type="percentage" office:value="0.0270663333333334" calcext:value-type="percentage">
            <text:p>2.71%</text:p>
          </table:table-cell>
          <table:table-cell table:formula="of:=[30cm.B15]" office:value-type="float" office:value="0.000786500899999997" calcext:value-type="float">
            <text:p>0.0008</text:p>
          </table:table-cell>
          <table:table-cell table:formula="of:=[30cm.B16]" office:value-type="float" office:value="0.0280446233706213" calcext:value-type="float">
            <text:p>0.02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40cm.B13]" office:value-type="float" office:value="39.02829" calcext:value-type="float">
            <text:p>39.02829</text:p>
          </table:table-cell>
          <table:table-cell table:formula="of:=[40cm.B14]" office:value-type="percentage" office:value="0.0242927500000001" calcext:value-type="percentage">
            <text:p>2.43%</text:p>
          </table:table-cell>
          <table:table-cell table:formula="of:=[40cm.B15]" office:value-type="float" office:value="0.000831898900000002" calcext:value-type="float">
            <text:p>0.0008</text:p>
          </table:table-cell>
          <table:table-cell table:formula="of:=[40cm.B16]" office:value-type="float" office:value="0.0288426576445376" calcext:value-type="float">
            <text:p>0.02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50cm.B13]" office:value-type="float" office:value="48.53985" calcext:value-type="float">
            <text:p>48.53985</text:p>
          </table:table-cell>
          <table:table-cell table:formula="of:=[50cm.B14]" office:value-type="percentage" office:value="0.0292030000000001" calcext:value-type="percentage">
            <text:p>2.92%</text:p>
          </table:table-cell>
          <table:table-cell table:formula="of:=[50cm.B15]" office:value-type="float" office:value="0.0350324064999997" calcext:value-type="float">
            <text:p>0.0350</text:p>
          </table:table-cell>
          <table:table-cell table:formula="of:=[50cm.B16]" office:value-type="float" office:value="0.18716945931428" calcext:value-type="float">
            <text:p>0.18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60cm.B13]" office:value-type="float" office:value="58.54532" calcext:value-type="float">
            <text:p>58.54532</text:p>
          </table:table-cell>
          <table:table-cell table:formula="of:=[60cm.B14]" office:value-type="percentage" office:value="0.0242446666666666" calcext:value-type="percentage">
            <text:p>2.42%</text:p>
          </table:table-cell>
          <table:table-cell table:formula="of:=[60cm.B15]" office:value-type="float" office:value="0.0158019936000002" calcext:value-type="float">
            <text:p>0.0158</text:p>
          </table:table-cell>
          <table:table-cell table:formula="of:=[60cm.B16]" office:value-type="float" office:value="0.125705980764641" calcext:value-type="float">
            <text:p>0.12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70cm.B13]" office:value-type="float" office:value="68.21103" calcext:value-type="float">
            <text:p>68.21103</text:p>
          </table:table-cell>
          <table:table-cell table:formula="of:=[70cm.B14]" office:value-type="percentage" office:value="0.0255567142857142" calcext:value-type="percentage">
            <text:p>2.56%</text:p>
          </table:table-cell>
          <table:table-cell table:formula="of:=[70cm.B15]" office:value-type="float" office:value="0.0534347340999994" calcext:value-type="float">
            <text:p>0.0534</text:p>
          </table:table-cell>
          <table:table-cell table:formula="of:=[70cm.B16]" office:value-type="float" office:value="0.231159542524204" calcext:value-type="float">
            <text:p>0.23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80cm.B13]" office:value-type="float" office:value="78.1789" calcext:value-type="float">
            <text:p>78.1789</text:p>
          </table:table-cell>
          <table:table-cell table:formula="of:=[80cm.B14]" office:value-type="percentage" office:value="0.02276375" calcext:value-type="percentage">
            <text:p>2.28%</text:p>
          </table:table-cell>
          <table:table-cell table:formula="of:=[80cm.B15]" office:value-type="float" office:value="0.0273808580000004" calcext:value-type="float">
            <text:p>0.0274</text:p>
          </table:table-cell>
          <table:table-cell table:formula="of:=[80cm.B16]" office:value-type="float" office:value="0.165471622944843" calcext:value-type="float">
            <text:p>0.16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90cm.B13]" office:value-type="float" office:value="88.53482" calcext:value-type="float">
            <text:p>88.53482</text:p>
          </table:table-cell>
          <table:table-cell table:formula="of:=[90cm.B14]" office:value-type="percentage" office:value="0.0162797777777778" calcext:value-type="percentage">
            <text:p>1.63%</text:p>
          </table:table-cell>
          <table:table-cell table:formula="of:=[90cm.B15]" office:value-type="float" office:value="0.1639506756" calcext:value-type="float">
            <text:p>0.1640</text:p>
          </table:table-cell>
          <table:table-cell table:formula="of:=[90cm.B16]" office:value-type="float" office:value="0.404908231084526" calcext:value-type="float">
            <text:p>0.4049</text:p>
          </table:table-cell>
        </table:table-row>
        <table:table-row table:style-name="ro1">
          <table:table-cell table:style-name="ce8"/>
          <table:table-cell table:style-name="ce9"/>
          <table:table-cell table:style-name="ce6"/>
          <table:table-cell table:style-name="Default" table:number-columns-repeated="2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9" table:number-columns-repeated="2"/>
          <table:table-cell table:style-name="ce6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5:05:12.521044307</meta:creation-date>
    <dc:date>2018-06-27T16:41:00.523733224</dc:date>
    <meta:editing-duration>PT1M25S</meta:editing-duration>
    <meta:editing-cycles>1</meta:editing-cycles>
    <meta:document-statistic meta:table-count="10" meta:cell-count="419" meta:object-count="0"/>
    <meta:generator>LibreOffice/5.1.6.2$Linux_X86_64 LibreOffice_project/10m0$Build-2</meta:generator>
  </office:meta>
</office:document-meta>
</file>